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base values</text:p>
          </table:table-cell>
          <table:table-cell table:number-columns-repeated="9"/>
        </table:table-row>
        <table:table-row table:style-name="ro1">
          <table:table-cell office:value-type="string">
            <text:p>ls/key width</text:p>
          </table:table-cell>
          <table:table-cell office:value-type="float" office:value="112">
            <text:p>112</text:p>
          </table:table-cell>
          <table:table-cell table:number-columns-repeated="9"/>
        </table:table-row>
        <table:table-row table:style-name="ro1">
          <table:table-cell office:value-type="string">
            <text:p>ls/area width</text:p>
          </table:table-cell>
          <table:table-cell office:value-type="float" office:value="1200">
            <text:p>1200</text:p>
          </table:table-cell>
          <table:table-cell table:number-columns-repeated="9"/>
        </table:table-row>
        <table:table-row table:style-name="ro1">
          <table:table-cell office:value-type="string">
            <text:p>ls/area padding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ls/key margins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pt/key width</text:p>
          </table:table-cell>
          <table:table-cell office:value-type="float" office:value="82">
            <text:p>82</text:p>
          </table:table-cell>
          <table:table-cell table:number-columns-repeated="9"/>
        </table:table-row>
        <table:table-row table:style-name="ro1">
          <table:table-cell office:value-type="string">
            <text:p>pt/area width</text:p>
          </table:table-cell>
          <table:table-cell office:value-type="float" office:value="900">
            <text:p>900</text:p>
          </table:table-cell>
          <table:table-cell table:number-columns-repeated="9"/>
        </table:table-row>
        <table:table-row table:style-name="ro1">
          <table:table-cell office:value-type="string">
            <text:p>pt/area padding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pt/key margin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default</text:p>
          </table:table-cell>
          <table:table-cell office:value-type="string">
            <text:p>keys35</text:p>
          </table:table-cell>
          <table:table-cell office:value-type="string">
            <text:p>keys36</text:p>
          </table:table-cell>
          <table:table-cell office:value-type="string">
            <text:p>keys37</text:p>
          </table:table-cell>
          <table:table-cell office:value-type="string">
            <text:p>keys38</text:p>
          </table:table-cell>
          <table:table-cell office:value-type="string">
            <text:p>keys39</text:p>
          </table:table-cell>
          <table:table-cell office:value-type="string">
            <text:p>keys40</text:p>
          </table:table-cell>
          <table:table-cell office:value-type="string">
            <text:p>keys45</text:p>
          </table:table-cell>
          <table:table-cell office:value-type="string">
            <text:p>keys47</text:p>
          </table:table-cell>
          <table:table-cell office:value-type="string">
            <text:p>hebrew</text:p>
          </table:table-cell>
        </table:table-row>
        <table:table-row table:style-name="ro1">
          <table:table-cell/>
          <table:table-cell office:value-type="string">
            <text:p>33 = 10/9/7+2/3+2</text:p>
          </table:table-cell>
          <table:table-cell table:number-columns-repeated="9"/>
        </table:table-row>
        <table:table-row table:style-name="ro1">
          <table:table-cell office:value-type="string">
            <text:p>ls/spacing</text:p>
          </table:table-cell>
          <table:table-cell table:formula="of:=2*[.B5]"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ls/normal</text:p>
          </table:table-cell>
          <table:table-cell table:formula="of:=[.B2]" office:value-type="float" office:value="112">
            <text:p>112</text:p>
          </table:table-cell>
          <table:table-cell table:number-columns-repeated="9"/>
        </table:table-row>
        <table:table-row table:style-name="ro1">
          <table:table-cell office:value-type="string">
            <text:p>ls/large</text:p>
          </table:table-cell>
          <table:table-cell table:formula="of:=[.B2] * 1.5 + 0.5 * [.B14]"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string">
            <text:p>ls/xlarge</text:p>
          </table:table-cell>
          <table:table-cell table:formula="of:=[.B2] * 2 + [.B14]" office:value-type="float" office:value="232">
            <text:p>232</text:p>
          </table:table-cell>
          <table:table-cell table:number-columns-repeated="9"/>
        </table:table-row>
        <table:table-row table:style-name="ro1">
          <table:table-cell office:value-type="string">
            <text:p>ls/xxlarge</text:p>
          </table:table-cell>
          <table:table-cell table:formula="of:=[.B2] * 2.5 + [.B14] * 1.5" office:value-type="float" office:value="292">
            <text:p>292</text:p>
          </table:table-cell>
          <table:table-cell table:number-columns-repeated="9"/>
        </table:table-row>
        <table:table-row table:style-name="ro1">
          <table:table-cell office:value-type="string">
            <text:p>ls/stretched</text:p>
          </table:table-cell>
          <table:table-cell table:formula="of:=[.B2] * 3 + [.B14] * 2" office:value-type="float" office:value="352">
            <text:p>352</text:p>
          </table:table-cell>
          <table:table-cell table:number-columns-repeated="9"/>
        </table:table-row>
        <table:table-row table:style-name="ro2">
          <table:table-cell office:value-type="string">
            <text:p>ls/width 1<text:span text:style-name="T1">st</text:span> row</text:p>
          </table:table-cell>
          <table:table-cell table:formula="of:= 10 * [.B15] + 9 * [.B14] + 2 * [.B4]" office:value-type="float" office:value="1200">
            <text:p>1200</text:p>
          </table:table-cell>
          <table:table-cell table:number-columns-repeated="9"/>
        </table:table-row>
        <table:table-row table:style-name="ro2">
          <table:table-cell office:value-type="string">
            <text:p>ls/width 2<text:span text:style-name="T1">nd</text:span> row</text:p>
          </table:table-cell>
          <table:table-cell table:formula="of:= 9 * [.B15] + 8 * [.B14] + 2 * [.B4]" office:value-type="float" office:value="1080">
            <text:p>1080</text:p>
          </table:table-cell>
          <table:table-cell table:number-columns-repeated="9"/>
        </table:table-row>
        <table:table-row table:style-name="ro2">
          <table:table-cell office:value-type="string">
            <text:p>ls/width 3<text:span text:style-name="T1">rd</text:span> row</text:p>
          </table:table-cell>
          <table:table-cell table:formula="of:= 2 * [.B16] + 7 * [.B15] + 8 * [.B14] + 2 * [.B4]" office:value-type="float" office:value="1200">
            <text:p>1200</text:p>
          </table:table-cell>
          <table:table-cell table:number-columns-repeated="9"/>
        </table:table-row>
        <table:table-row table:style-name="ro2">
          <table:table-cell office:value-type="string">
            <text:p>ls/width 4<text:span text:style-name="T1">th</text:span> row</text:p>
          </table:table-cell>
          <table:table-cell table:formula="of:= 2 * [.B15] + 2 * [.B17] + [.B19] + 4 * [.B14] + 2 * [.B4]" office:value-type="float" office:value="1080">
            <text:p>10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pt/spacing</text:p>
          </table:table-cell>
          <table:table-cell table:formula="of:=2*[.B10]"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pt/normal</text:p>
          </table:table-cell>
          <table:table-cell table:formula="of:= [.B7]" office:value-type="float" office:value="82">
            <text:p>82</text:p>
          </table:table-cell>
          <table:table-cell table:number-columns-repeated="9"/>
        </table:table-row>
        <table:table-row table:style-name="ro1">
          <table:table-cell office:value-type="string">
            <text:p>pt/large</text:p>
          </table:table-cell>
          <table:table-cell table:formula="of:=[.B7] * 1.5 + [.B25] * 0.5" office:value-type="float" office:value="127">
            <text:p>127</text:p>
          </table:table-cell>
          <table:table-cell table:number-columns-repeated="9"/>
        </table:table-row>
        <table:table-row table:style-name="ro1">
          <table:table-cell office:value-type="string">
            <text:p>pt/xlarge</text:p>
          </table:table-cell>
          <table:table-cell table:formula="of:= [.B7] * 2 + [.B25]"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string">
            <text:p>pt/xxlarge</text:p>
          </table:table-cell>
          <table:table-cell table:formula="of:= [.B7] * 2.5 + [.B25] * 1.5" office:value-type="float" office:value="217">
            <text:p>217</text:p>
          </table:table-cell>
          <table:table-cell table:number-columns-repeated="9"/>
        </table:table-row>
        <table:table-row table:style-name="ro1">
          <table:table-cell office:value-type="string">
            <text:p>pt/stretched</text:p>
          </table:table-cell>
          <table:table-cell table:formula="of:= [.B7] * 3 + [.B25] * 2" office:value-type="float" office:value="262">
            <text:p>262</text:p>
          </table:table-cell>
          <table:table-cell table:number-columns-repeated="9"/>
        </table:table-row>
        <table:table-row table:style-name="ro2">
          <table:table-cell office:value-type="string">
            <text:p>pt/width 1<text:span text:style-name="T1">st</text:span> row</text:p>
          </table:table-cell>
          <table:table-cell table:formula="of:= 10 * [.B26] + 9 * [.B25] + 2 * [.B9]" office:value-type="float" office:value="900">
            <text:p>900</text:p>
          </table:table-cell>
          <table:table-cell table:number-columns-repeated="9"/>
        </table:table-row>
        <table:table-row table:style-name="ro2">
          <table:table-cell office:value-type="string">
            <text:p>pt/width 2<text:span text:style-name="T1">nd</text:span> row</text:p>
          </table:table-cell>
          <table:table-cell table:formula="of:= 9 * [.B26] + 8 * [.B25] + 2 * [.B9]" office:value-type="float" office:value="810">
            <text:p>810</text:p>
          </table:table-cell>
          <table:table-cell table:number-columns-repeated="9"/>
        </table:table-row>
        <table:table-row table:style-name="ro2">
          <table:table-cell office:value-type="string">
            <text:p>pt/width 3<text:span text:style-name="T1">rd</text:span> row</text:p>
          </table:table-cell>
          <table:table-cell table:formula="of:= 2 * [.B27] + 7 * [.B26] + 8 * [.B25] + 2 * [.B9]" office:value-type="float" office:value="900">
            <text:p>900</text:p>
          </table:table-cell>
          <table:table-cell table:number-columns-repeated="9"/>
        </table:table-row>
        <table:table-row table:style-name="ro2">
          <table:table-cell office:value-type="string">
            <text:p>pt/width 4<text:span text:style-name="T1">th</text:span> row</text:p>
          </table:table-cell>
          <table:table-cell table:formula="of:= 2 * [.B28] + 2 * [.B26] + [.B30] + 4 * [.B25] + 2 * [.B9]" office:value-type="float" office:value="810">
            <text:p>810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16:2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Hasselmann</meta:initial-creator>
    <meta:creation-date>2012-05-24T14:54:46</meta:creation-date>
    <dc:date>2012-05-24T16:23:04</dc:date>
    <dc:creator>Michael Hasselmann</dc:creator>
    <meta:editing-duration>PT00H39M47S</meta:editing-duration>
    <meta:editing-cycles>3</meta:editing-cycles>
    <meta:generator>OpenOffice.org/3.2$Unix OpenOffice.org_project/320m12$Build-9483</meta:generator>
    <meta:document-statistic meta:table-count="3" meta:cell-count="68" meta:object-count="0"/>
  </office:meta>
</office:document-meta>
</file>